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  <style:text-properties style:use-window-font-color="true" style:font-name="Arial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 style:text-autospace="none">
        <style:tab-stops/>
      </style:paragraph-properties>
      <style:text-properties style:font-name="Arial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0.663cm" fo:text-align="justify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style:text-underline-style="none" fo:font-weight="bold" style:font-name-asian="Wingdings" style:font-size-asian="9pt" style:font-style-asian="normal" style:font-weight-asian="bold" style:font-name-complex="Wingdings" style:font-size-complex="9pt" style:font-style-complex="normal" style:font-weight-complex="bold"/>
    </style:style>
    <style:style style:name="P4" style:family="paragraph" style:parent-style-name="Standard">
      <style:paragraph-properties fo:margin-left="0cm" fo:margin-right="-0.663cm" fo:text-align="justify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style:text-underline-style="none" fo:font-weight="normal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-0.663cm" fo:text-align="justify" style:justify-single-word="false" fo:text-indent="0cm" style:auto-text-indent="fals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-0.663cm" fo:text-align="justify" style:justify-single-word="false" fo:text-indent="0cm" style:auto-text-indent="fals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-0.663cm" fo:text-align="justify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</style:style>
    <style:style style:name="P8" style:family="paragraph" style:parent-style-name="Table_20_Contents">
      <style:paragraph-properties fo:margin-left="0cm" fo:margin-right="-0.663cm" fo:text-align="justify" style:justify-single-word="false" fo:text-indent="0cm" style:auto-text-indent="false" fo:break-before="pag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Webdings" fo:font-size="14pt" fo:font-style="normal" style:text-underline-style="none" fo:font-weight="normal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9" style:family="paragraph" style:parent-style-name="Table_20_Contents">
      <style:paragraph-properties fo:margin-left="0cm" fo:margin-right="-0.663cm" fo:text-align="center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14pt" fo:font-style="normal" style:text-underline-style="solid" style:text-underline-width="auto" style:text-underline-color="font-color" fo:font-weight="bol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10" style:family="paragraph" style:parent-style-name="Table_20_Contents">
      <style:paragraph-properties fo:margin-left="0cm" fo:margin-right="-0.663cm" fo:text-align="justify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style:text-underline-style="none" fo:font-weight="bold" style:font-name-asian="Wingdings" style:font-size-asian="9pt" style:font-style-asian="normal" style:font-weight-asian="bold" style:font-name-complex="Wingdings" style:font-size-complex="9pt" style:font-style-complex="normal" style:font-weight-complex="bold"/>
    </style:style>
    <style:style style:name="P11" style:family="paragraph" style:parent-style-name="Table_20_Contents">
      <style:paragraph-properties fo:margin-left="0cm" fo:margin-right="-0.663cm" fo:text-align="justify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style:text-underline-style="none" fo:font-weight="normal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12pt" fo:font-weight="bold" officeooo:paragraph-rsid="0014e51b" style:font-size-asian="12pt" style:font-weight-asian="bold"/>
    </style:style>
    <style:style style:name="P13" style:family="paragraph" style:parent-style-name="Standard">
      <style:paragraph-properties style:snap-to-layout-grid="false"/>
      <style:text-properties style:font-name="Arial" fo:font-size="12pt" fo:font-weight="bold" officeooo:paragraph-rsid="0014e51b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2pt" fo:font-weight="bold" officeooo:rsid="000f0506" officeooo:paragraph-rsid="0014e51b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text-properties style:font-name="Arial" fo:font-size="12pt" fo:font-weight="bold" officeooo:rsid="000f0506" officeooo:paragraph-rsid="0014e51b" style:font-size-asian="12pt" style:font-weight-asian="bold"/>
    </style:style>
    <style:style style:name="P16" style:family="paragraph" style:parent-style-name="Standard">
      <style:text-properties style:font-name="Arial" fo:font-size="12pt" fo:font-weight="bold" officeooo:paragraph-rsid="0014e51b" style:font-size-asian="12pt" style:font-weight-asian="bold"/>
    </style:style>
    <style:style style:name="P17" style:family="paragraph" style:parent-style-name="Standard">
      <style:text-properties style:font-name="Arial" fo:font-size="12pt" officeooo:paragraph-rsid="0014e51b" style:font-size-asian="12pt"/>
    </style:style>
    <style:style style:name="P18" style:family="paragraph" style:parent-style-name="Standard">
      <style:text-properties style:font-name="Arial" fo:font-size="11pt" officeooo:rsid="000f0506" officeooo:paragraph-rsid="0014e51b" style:font-size-asian="11pt"/>
    </style:style>
    <style:style style:name="P19" style:family="paragraph" style:parent-style-name="Standard">
      <style:text-properties style:font-name="Arial" fo:font-size="11pt" officeooo:paragraph-rsid="0014e51b" style:font-size-asian="11pt"/>
    </style:style>
    <style:style style:name="P20" style:family="paragraph" style:parent-style-name="Table_20_Contents">
      <style:paragraph-properties fo:margin-left="0cm" fo:margin-right="-0.663cm" fo:text-align="justify" style:justify-single-word="false" fo:text-indent="0cm" style:auto-text-indent="fals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style:text-underline-style="none" fo:font-weight="bold" style:font-name-asian="Wingdings" style:font-size-asian="9pt" style:font-style-asian="normal" style:font-weight-asian="bold" style:font-name-complex="Wingdings" style:font-size-complex="9pt" style:font-style-complex="normal" style:font-weight-complex="bold"/>
    </style:style>
    <style:style style:name="P21" style:family="paragraph" style:parent-style-name="Table_20_Contents">
      <style:paragraph-properties fo:margin-left="0cm" fo:margin-right="-0.663cm" fo:text-align="justify" style:justify-single-word="false" fo:text-indent="0cm" style:auto-text-indent="false" style:text-autospace="none">
        <style:tab-stops>
          <style:tab-stop style:position="13.21cm"/>
          <style:tab-stop style:position="13.229cm"/>
          <style:tab-stop style:position="13.249cm"/>
          <style:tab-stop style:position="13.286cm"/>
        </style:tab-stops>
      </style:paragraph-properties>
      <style:text-properties style:use-window-font-color="true" style:font-name="Arial" fo:font-size="9pt" fo:font-style="normal" style:text-underline-style="none" fo:font-weight="bold" style:font-name-asian="Wingdings" style:font-size-asian="9pt" style:font-style-asian="normal" style:font-weight-asian="bold" style:font-name-complex="Wingdings" style:font-size-complex="9pt" style:font-style-complex="normal" style:font-weight-complex="bold"/>
    </style:style>
    <style:style style:name="P22" style:family="paragraph" style:parent-style-name="Heading_20_1">
      <style:paragraph-properties style:snap-to-layout-grid="false"/>
      <style:text-properties style:font-name="Arial" officeooo:paragraph-rsid="0014e51b" style:font-weight-complex="normal"/>
    </style:style>
    <style:style style:name="P2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4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text-transform="uppercase"/>
    </style:style>
    <style:style style:name="T3" style:family="text">
      <style:text-properties officeooo:rsid="000e77b7"/>
    </style:style>
    <style:style style:name="T4" style:family="text">
      <style:text-properties officeooo:rsid="0011891a"/>
    </style:style>
    <style:style style:name="T5" style:family="text">
      <style:text-properties officeooo:rsid="001726cf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Box1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1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1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CheckBox1" form:control-implementation="ooo:com.sun.star.form.component.CheckBox" xml:id="control4" form:id="control4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5" form:id="control5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6" form:id="control6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7" form:id="control7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8" form:id="control8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9" form:id="control9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0" form:id="control10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1" form:id="control11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2" form:id="control12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3" form:id="control13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4" form:id="control14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5" form:id="control15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6" form:id="control16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7" form:id="control17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8" form:id="control18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19" form:id="control19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20" form:id="control20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1" form:control-implementation="ooo:com.sun.star.form.component.CheckBox" xml:id="control21" form:id="control21" form:label="Case à coche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Box1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1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1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2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3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4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5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Box6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Fiche étude CIR<text:span text:style-name="T2">Cé</text:span></text:p>
      <text:p text:style-name="P10"><text:span text:style-name="ReprisFicheEtudeAutreNom">Nom de l'étude :</text:span></text:p>
      <text:p text:style-name="P10"/>
      <text:p text:style-name="P10"><draw:control text:anchor-type="as-char" draw:z-index="0" draw:style-name="gr1" draw:text-style-name="P23" svg:width="16.916cm" svg:height="0.687cm" draw:control="control1"/></text:p>
      <text:p text:style-name="P10"/>
      <text:p text:style-name="P10"><text:span text:style-name="ReprisFicheEtude">Maître d'ouvrage :</text:span></text:p>
      <text:p text:style-name="P10"/>
      <text:p text:style-name="P3"><draw:control text:anchor-type="as-char" draw:z-index="1" draw:style-name="gr1" draw:text-style-name="P23" svg:width="16.916cm" svg:height="0.687cm" draw:control="control2"/></text:p>
      <text:p text:style-name="P10"/>
      <text:p text:style-name="P10"><text:span text:style-name="ReprisFicheEtude">Producteur</text:span> (prestataire externe ou service régie) :</text:p>
      <text:p text:style-name="P10"/>
      <text:p text:style-name="P3"><draw:control text:anchor-type="as-char" draw:z-index="2" draw:style-name="gr1" draw:text-style-name="P23" svg:width="16.916cm" svg:height="0.687cm" draw:control="control3"/></text:p>
      <text:p text:style-name="P10"/>
      <text:p text:style-name="P5">Contact pour obtenir des informations complémentaires :</text:p>
      <text:p text:style-name="P6"><text:span text:style-name="ReprisFicheEtudeAutreNom">Nom de l'organisme</text:span> :</text:p>
      <text:p text:style-name="P6"><draw:control text:anchor-type="as-char" draw:z-index="24" draw:style-name="gr1" draw:text-style-name="P23" svg:width="16.024cm" svg:height="0.71cm" draw:control="control25"/></text:p>
      <text:p text:style-name="P1"/>
      <text:p text:style-name="P2"><text:span text:style-name="ReprisFicheEtude">Courriel</text:span> : <draw:control text:anchor-type="as-char" draw:z-index="25" draw:style-name="gr1" draw:text-style-name="P23" svg:width="14.847cm" svg:height="0.507cm" draw:control="control26"/></text:p>
      <text:p text:style-name="P2"/>
      <text:p text:style-name="P2"><text:span text:style-name="ReprisFicheEtude">N° Téléphone</text:span> : <draw:control text:anchor-type="as-char" draw:z-index="26" draw:style-name="gr1" draw:text-style-name="P23" svg:width="14.087cm" svg:height="0.451cm" draw:control="control27"/></text:p>
      <text:p text:style-name="P2"/>
      <text:p text:style-name="P2"><text:span text:style-name="ReprisFicheEtudeAutreNom">Adresse postale</text:span> :</text:p>
      <text:p text:style-name="P2"><draw:control text:anchor-type="as-char" draw:z-index="27" draw:style-name="gr1" draw:text-style-name="P23" svg:width="15.971cm" svg:height="0.805cm" draw:control="control28"/></text:p>
      <text:p text:style-name="P2"/>
      <text:p text:style-name="P2"><text:span text:style-name="ReprisFicheEtudeAutreNom">Site internet</text:span> : <draw:control text:anchor-type="as-char" draw:z-index="28" draw:style-name="gr1" draw:text-style-name="P23" svg:width="14.258cm" svg:height="0.468cm" draw:control="control29"/></text:p>
      <text:p text:style-name="P20"/>
      <text:p text:style-name="P10"><text:span text:style-name="ReprisFicheEtude">Thème (s) principale (aux) de l'étude</text:span> :</text:p>
      <text:p text:style-name="P10"/>
      <text:p text:style-name="P10"><draw:control text:anchor-type="as-char" draw:z-index="3" draw:style-name="gr2" draw:text-style-name="P24" svg:width="0.331cm" svg:height="0.355cm" draw:control="control4"/> <text:span text:style-name="T1">agriculture <text:s text:c="31"/></text:span><text:span text:style-name="T1"><draw:control text:anchor-type="as-char" draw:z-index="4" draw:style-name="gr2" draw:text-style-name="P24" svg:width="0.331cm" svg:height="0.355cm" draw:control="control5"/></text:span><text:span text:style-name="T1"> eau <text:s text:c="28"/></text:span><text:span text:style-name="T1"><draw:control text:anchor-type="as-char" draw:z-index="5" draw:style-name="gr2" draw:text-style-name="P24" svg:width="0.331cm" svg:height="0.355cm" draw:control="control6"/></text:span><text:span text:style-name="T1"> nature paysage biodiversité <text:s text:c="11"/></text:span><text:span text:style-name="T1"><draw:control text:anchor-type="as-char" draw:z-index="6" draw:style-name="gr2" draw:text-style-name="P24" svg:width="0.331cm" svg:height="0.355cm" draw:control="control7"/></text:span><text:span text:style-name="T1"> socio-économie <text:s text:c="2"/></text:span></text:p>
      <text:p text:style-name="P11"/>
      <text:p text:style-name="P4"><draw:control text:anchor-type="as-char" draw:z-index="7" draw:style-name="gr2" draw:text-style-name="P24" svg:width="0.331cm" svg:height="0.355cm" draw:control="control8"/> air climat <text:s text:c="33"/><draw:control text:anchor-type="as-char" draw:z-index="8" draw:style-name="gr2" draw:text-style-name="P24" svg:width="0.331cm" svg:height="0.355cm" draw:control="control9"/> <text:s/>foncier sol <text:s text:c="17"/><draw:control text:anchor-type="as-char" draw:z-index="9" draw:style-name="gr2" draw:text-style-name="P24" svg:width="0.331cm" svg:height="0.355cm" draw:control="control10"/> nuisance <text:s text:c="41"/><draw:control text:anchor-type="as-char" draw:z-index="10" draw:style-name="gr2" draw:text-style-name="P24" svg:width="0.331cm" svg:height="0.355cm" draw:control="control11"/> transport déplacement <text:s text:c="5"/></text:p>
      <text:p text:style-name="P11"/>
      <text:p text:style-name="P4"><draw:control text:anchor-type="as-char" draw:z-index="11" draw:style-name="gr2" draw:text-style-name="P24" svg:width="0.331cm" svg:height="0.355cm" draw:control="control12"/> aménagement urbanisme <text:s text:c="7"/><draw:control text:anchor-type="as-char" draw:z-index="12" draw:style-name="gr2" draw:text-style-name="P24" svg:width="0.331cm" svg:height="0.355cm" draw:control="control13"/> <text:s text:c="2"/>forêt <text:s text:c="25"/><draw:control text:anchor-type="as-char" draw:z-index="13" draw:style-name="gr2" draw:text-style-name="P24" svg:width="0.331cm" svg:height="0.355cm" draw:control="control14"/> <text:s/>réseau énergie divers <text:s text:c="20"/><draw:control text:anchor-type="as-char" draw:z-index="14" draw:style-name="gr2" draw:text-style-name="P24" svg:width="0.331cm" svg:height="0.355cm" draw:control="control15"/> <text:s/>transport </text:p>
      <text:p text:style-name="P4"><text:s text:c="161"/>infrastructures</text:p>
      <text:p text:style-name="P4"><draw:control text:anchor-type="as-char" draw:z-index="15" draw:style-name="gr2" draw:text-style-name="P24" svg:width="0.331cm" svg:height="0.355cm" draw:control="control16"/> culture société service <text:s text:c="12"/><draw:control text:anchor-type="as-char" draw:z-index="16" draw:style-name="gr2" draw:text-style-name="P24" svg:width="0.331cm" svg:height="0.355cm" draw:control="control17"/> <text:s/>habitat politique <text:s text:c="8"/><draw:control text:anchor-type="as-char" draw:z-index="17" draw:style-name="gr2" draw:text-style-name="P24" svg:width="0.331cm" svg:height="0.355cm" draw:control="control18"/> risque</text:p>
      <text:p text:style-name="P4"><text:s text:c="59"/>de la ville <text:s text:c="35"/></text:p>
      <text:p text:style-name="P10"/>
      <text:p text:style-name="P3"><draw:control text:anchor-type="as-char" draw:z-index="18" draw:style-name="gr2" draw:text-style-name="P24" svg:width="0.331cm" svg:height="0.355cm" draw:control="control19"/> <text:s/><text:span text:style-name="T1">donnée générique</text:span> <text:s text:c="17"/><draw:control text:anchor-type="as-char" draw:z-index="19" draw:style-name="gr2" draw:text-style-name="P24" svg:width="0.331cm" svg:height="0.355cm" draw:control="control20"/> <text:s text:c="2"/><text:span text:style-name="T1">mer littoral <text:s text:c="16"/></text:span><text:span text:style-name="T1"><draw:control text:anchor-type="as-char" draw:z-index="20" draw:style-name="gr2" draw:text-style-name="P24" svg:width="0.331cm" svg:height="0.355cm" draw:control="control21"/></text:span><text:span text:style-name="T1"> site industriel production</text:span></text:p>
      <text:p text:style-name="P10"/>
      <text:p text:style-name="P10"><text:span text:style-name="ReprisFicheEtude">Zone géographique </text:span>principale couverte par l'étude :</text:p>
      <text:p text:style-name="P10"/>
      <text:p text:style-name="P3"><draw:control text:anchor-type="as-char" draw:z-index="21" draw:style-name="gr1" draw:text-style-name="P23" svg:width="16.916cm" svg:height="0.81cm" draw:control="control22"/></text:p>
      <text:p text:style-name="P10"/>
      <text:p text:style-name="P10">Principaux <text:span text:style-name="ReprisFicheEtude">mots-clés</text:span> :</text:p>
      <text:p text:style-name="P10"/>
      <text:p text:style-name="P3"><draw:control text:anchor-type="as-char" draw:z-index="22" draw:style-name="gr1" draw:text-style-name="P23" svg:width="16.916cm" svg:height="1.056cm" draw:control="control23"/></text:p>
      <text:p text:style-name="P10"/>
      <text:p text:style-name="P10"><text:span text:style-name="ReprisFicheEtude">Résumé</text:span> :</text:p>
      <text:p text:style-name="P10"/>
      <text:p text:style-name="P7"><draw:control text:anchor-type="as-char" draw:z-index="23" draw:style-name="gr1" draw:text-style-name="P23" svg:width="16.916cm" svg:height="2.909cm" draw:control="control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ReprisFicheEtude" style:family="text" style:parent-style-name="Emphasis">
      <style:text-properties fo:font-style="normal" fo:background-color="#ccffff"/>
    </style:style>
    <style:style style:name="ReprisFicheEtudeAutreNom" style:family="text" style:parent-style-name="ReprisFicheEtude">
      <style:text-properties fo:background-color="#ccffcc"/>
    </style:style>
    <style:style style:name="NonReprisFicheEtude" style:family="text" style:parent-style-name="ReprisFicheEtude">
      <style:text-properties fo:background-color="#ffcc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Marie-Josée LOPEZ-JOLLE</meta:initial-creator>
    <meta:creation-date>2011-09-15T11:57:13</meta:creation-date>
    <dc:date>2016-03-31T09:28:03.142000000</dc:date>
    <meta:editing-cycles>2</meta:editing-cycles>
    <meta:editing-duration>PT14M43S</meta:editing-duration>
    <meta:document-statistic meta:table-count="0" meta:image-count="0" meta:object-count="0" meta:page-count="1" meta:paragraph-count="29" meta:word-count="95" meta:character-count="1215" meta:non-whitespace-character-count="579"/>
    <meta:user-defined meta:name="Info 1"/>
    <meta:user-defined meta:name="Info 2"/>
    <meta:user-defined meta:name="Info 3"/>
    <meta:user-defined meta:name="Info 4"/>
  </office:meta>
</office:document-meta>
</file>